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aci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ilisateu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ateu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ateurs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sorti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32:42.757127112</meta:creation-date>
    <dc:date>2023-08-07T11:44:08.189267849</dc:date>
    <meta:editing-duration>PT45M2S</meta:editing-duration>
    <meta:editing-cycles>4</meta:editing-cycles>
    <meta:generator>LibreOffice/7.3.7.2$Linux_X86_64 LibreOffice_project/30$Build-2</meta:generator>
    <meta:document-statistic meta:table-count="1" meta:cell-count="67" meta:object-count="0"/>
  </office:meta>
</office:document-meta>
</file>